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083in" fo:margin-top="0in" fo:margin-bottom="0in" table:align="left" style:writing-mode="lr-tb"/>
    </style:style>
    <style:style style:name="Tabla2.A" style:family="table-column">
      <style:table-column-properties style:column-width="1.5021in"/>
    </style:style>
    <style:style style:name="Tabla2.B" style:family="table-column">
      <style:table-column-properties style:column-width="2.5in"/>
    </style:style>
    <style:style style:name="Tabla2.C" style:family="table-column">
      <style:table-column-properties style:column-width="0.8188in"/>
    </style:style>
    <style:style style:name="Tabla2.D" style:family="table-column">
      <style:table-column-properties style:column-width="2.8875in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2" style:family="table-row">
      <style:table-row-properties style:min-row-height="0.325in" fo:keep-together="always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3861in" fo:keep-together="always"/>
    </style:style>
    <style:style style:name="Tabla3" style:family="table">
      <style:table-properties style:width="7.6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4667in" style:rel-column-width="681*"/>
    </style:style>
    <style:style style:name="Tabla3.B" style:family="table-column">
      <style:table-column-properties style:column-width="0.9042in" style:rel-column-width="1319*"/>
    </style:style>
    <style:style style:name="Tabla3.C" style:family="table-column">
      <style:table-column-properties style:column-width="0.4292in" style:rel-column-width="626*"/>
    </style:style>
    <style:style style:name="Tabla3.D" style:family="table-column">
      <style:table-column-properties style:column-width="0.7368in" style:rel-column-width="1075*"/>
    </style:style>
    <style:style style:name="Tabla3.E" style:family="table-column">
      <style:table-column-properties style:column-width="0.5694in" style:rel-column-width="831*"/>
    </style:style>
    <style:style style:name="Tabla3.F" style:family="table-column">
      <style:table-column-properties style:column-width="0.6993in" style:rel-column-width="1020*"/>
    </style:style>
    <style:style style:name="Tabla3.G" style:family="table-column">
      <style:table-column-properties style:column-width="3.8069in" style:rel-column-width="555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2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3" style:family="paragraph" style:parent-style-name="Standard">
      <style:text-properties style:font-name="Times New Roman" fo:language="es" fo:country="ES"/>
    </style:style>
    <style:style style:name="P24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5" style:family="paragraph" style:parent-style-name="Standard">
      <style:text-properties style:font-name="Times New Roman" fo:language="es" fo:country="ES" officeooo:paragraph-rsid="027a4109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272675" officeooo:paragraph-rsid="04272675" style:font-size-asian="12pt" style:font-weight-asian="bold" style:font-name-complex="Arial2" style:font-size-complex="12pt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72675" officeooo:paragraph-rsid="04272675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26e8d7"/>
    </style:style>
    <style:style style:name="T7" style:family="text">
      <style:text-properties officeooo:rsid="04271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mana 04-01-2023 - 04-15-2023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0">Nombre del empleado:</text:p>
          </table:table-cell>
          <table:table-cell table:style-name="Tabla2.B1" office:value-type="string">
            <text:p text:style-name="P16">Carlos Alemán</text:p>
          </table:table-cell>
          <table:table-cell table:style-name="Tabla2.C1" office:value-type="string">
            <text:p text:style-name="P20">Título:</text:p>
          </table:table-cell>
          <table:table-cell table:style-name="Tabla2.B1" office:value-type="string">
            <text:p text:style-name="P17">Analista y desarrollador </text:p>
          </table:table-cell>
        </table:table-row>
        <table:table-row table:style-name="Tabla2.2">
          <table:table-cell table:style-name="Tabla2.A1" office:value-type="string">
            <text:p text:style-name="P21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C1" office:value-type="string">
            <text:p text:style-name="P20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20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C1" office:value-type="string">
            <text:p text:style-name="P20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4">
          <table:table-cell table:style-name="Tabla2.A1" office:value-type="string">
            <text:p text:style-name="P20">Departamento:</text:p>
          </table:table-cell>
          <table:table-cell table:style-name="Tabla2.B2" office:value-type="string">
            <text:p text:style-name="P16">Programación <text:span text:style-name="T4">web</text:span></text:p>
          </table:table-cell>
          <table:table-cell table:style-name="Tabla2.C1" office:value-type="string">
            <text:p text:style-name="P20">Supervisor:</text:p>
          </table:table-cell>
          <table:table-cell table:style-name="Tabla2.B2" office:value-type="string">
            <text:p text:style-name="P16">Carlos Jimenes</text:p>
          </table:table-cell>
        </table:table-row>
      </table:table>
      <text:p text:style-name="P23"/>
      <text:p text:style-name="P24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33">Fecha</text:p>
            <text:p text:style-name="P29">mm/dd/aa</text:p>
          </table:table-cell>
          <table:table-cell table:style-name="Tabla3.A1" office:value-type="string">
            <text:p text:style-name="P32">Hora de inicio</text:p>
          </table:table-cell>
          <table:table-cell table:style-name="Tabla3.A1" office:value-type="string">
            <text:p text:style-name="P32">Hora de finalización</text:p>
          </table:table-cell>
          <table:table-cell table:style-name="Tabla3.A1" office:value-type="string">
            <text:p text:style-name="P32">Horas totales</text:p>
          </table:table-cell>
          <table:table-cell table:style-name="Tabla3.A1" office:value-type="string">
            <text:p text:style-name="P30">Horas acumuladas </text:p>
          </table:table-cell>
          <table:table-cell table:style-name="Tabla3.G1" office:value-type="string">
            <text:p text:style-name="P31">Resumen de actividades </text:p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5">04-06-2023</text:p>
          </table:table-cell>
          <table:table-cell table:style-name="Tabla3.A2" office:value-type="string">
            <text:p text:style-name="P34">00:00</text:p>
          </table:table-cell>
          <table:table-cell table:style-name="Tabla3.A2" office:value-type="string">
            <text:p text:style-name="P34">0<text:span text:style-name="T6">3</text:span>:00</text:p>
          </table:table-cell>
          <table:table-cell table:style-name="Tabla3.A2" office:value-type="string">
            <text:p text:style-name="P52">3</text:p>
          </table:table-cell>
          <table:table-cell table:style-name="Tabla3.A2" office:value-type="string">
            <text:p text:style-name="P52">3</text:p>
          </table:table-cell>
          <table:table-cell table:style-name="Tabla3.G2" office:value-type="string">
            <text:p text:style-name="P36">Trabajar con la interfaz de usuario <text:s/>para hacerla adaptable a todos los dispositivos y mejorar la experiencia de usuario. <text:s/>Los requisitos están basados en la retroalimentación por parte de los primeros usuarios en probar la aplicación. Amerita hacer revisiones de seguridad. <text:s/></text:p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34"/>
          </table:table-cell>
          <table:table-cell table:style-name="Tabla3.A3" office:value-type="string">
            <text:p text:style-name="P52"/>
          </table:table-cell>
          <table:table-cell table:style-name="Tabla3.A3" office:value-type="string">
            <text:p text:style-name="P52"/>
          </table:table-cell>
          <table:table-cell table:style-name="Tabla3.G3" office:value-type="string">
            <text:p text:style-name="P36"/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4">04-06-2023</text:p>
          </table:table-cell>
          <table:table-cell table:style-name="Tabla3.A2" office:value-type="string">
            <text:p text:style-name="P49">20:00</text:p>
          </table:table-cell>
          <table:table-cell table:style-name="Tabla3.A2" office:value-type="string">
            <text:p text:style-name="P49">23:00</text:p>
          </table:table-cell>
          <table:table-cell table:style-name="Tabla3.A2" office:value-type="string">
            <text:p text:style-name="P52">3</text:p>
          </table:table-cell>
          <table:table-cell table:style-name="Tabla3.A2" office:value-type="string">
            <text:p text:style-name="P52">6</text:p>
          </table:table-cell>
          <table:table-cell table:style-name="Tabla3.G2" office:value-type="string">
            <text:p text:style-name="P40">Documentación <text:s/>del proyecto para <text:s/>y guardar cambios en GitHub </text:p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5"/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4">04-0<text:span text:style-name="T6">8</text:span>-2023</text:p>
          </table:table-cell>
          <table:table-cell table:style-name="Tabla3.A2" office:value-type="string">
            <text:p text:style-name="P42">00:00</text:p>
          </table:table-cell>
          <table:table-cell table:style-name="Tabla3.A2" office:value-type="string">
            <text:p text:style-name="P42">0<text:span text:style-name="T6">4</text:span>:00</text:p>
          </table:table-cell>
          <table:table-cell table:style-name="Tabla3.A2" office:value-type="string">
            <text:p text:style-name="P52">4</text:p>
          </table:table-cell>
          <table:table-cell table:style-name="Tabla3.A2" office:value-type="string">
            <text:p text:style-name="P52">10</text:p>
          </table:table-cell>
          <table:table-cell table:style-name="Tabla3.G2" office:value-type="string">
            <text:p text:style-name="P40">Recopilan uy análisis de nuevos requerimientos </text:p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5"/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4">04-0<text:span text:style-name="T6">9</text:span>-2023</text:p>
          </table:table-cell>
          <table:table-cell table:style-name="Tabla3.A2" office:value-type="string">
            <text:p text:style-name="P42">00:00</text:p>
          </table:table-cell>
          <table:table-cell table:style-name="Tabla3.A2" office:value-type="string">
            <text:p text:style-name="P42">0<text:span text:style-name="T6">3</text:span>:00</text:p>
          </table:table-cell>
          <table:table-cell table:style-name="Tabla3.A2" office:value-type="string">
            <text:p text:style-name="P52">3</text:p>
          </table:table-cell>
          <table:table-cell table:style-name="Tabla3.A2" office:value-type="string">
            <text:p text:style-name="P52">13</text:p>
          </table:table-cell>
          <table:table-cell table:style-name="Tabla3.G2" office:value-type="string">
            <text:p text:style-name="P40">Pebas de ejecución para <text:s/>los nuevos componentes</text:p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5"/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4">04-0<text:span text:style-name="T6">12</text:span>-2023</text:p>
          </table:table-cell>
          <table:table-cell table:style-name="Tabla3.A2" office:value-type="string">
            <text:p text:style-name="P42">00:00</text:p>
          </table:table-cell>
          <table:table-cell table:style-name="Tabla3.A2" office:value-type="string">
            <text:p text:style-name="P42">0<text:span text:style-name="T6">3</text:span>:00</text:p>
          </table:table-cell>
          <table:table-cell table:style-name="Tabla3.A2" office:value-type="string">
            <text:p text:style-name="P52">3</text:p>
          </table:table-cell>
          <table:table-cell table:style-name="Tabla3.A2" office:value-type="string">
            <text:p text:style-name="P53">16</text:p>
          </table:table-cell>
          <table:table-cell table:style-name="Tabla3.G2" office:value-type="string">
            <text:p text:style-name="P40">Configurar y dejar preparado script de eventos del <text:s/>diagrama donde sean necesarios </text:p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52"/>
          </table:table-cell>
          <table:table-cell table:style-name="Tabla3.A3" office:value-type="string">
            <text:p text:style-name="P53"/>
          </table:table-cell>
          <table:table-cell table:style-name="Tabla3.G3" office:value-type="string">
            <text:p text:style-name="P39"/>
          </table:table-cell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46">04-0<text:span text:style-name="T6">1</text:span><text:span text:style-name="T7">5</text:span>-2023</text:p>
          </table:table-cell>
          <table:table-cell table:style-name="Tabla3.A2" office:value-type="string">
            <text:p text:style-name="P43">00:00</text:p>
          </table:table-cell>
          <table:table-cell table:style-name="Tabla3.A2" office:value-type="string">
            <text:p text:style-name="P51">04:00</text:p>
          </table:table-cell>
          <table:table-cell table:style-name="Tabla3.A2" office:value-type="string">
            <text:p text:style-name="P53">4</text:p>
          </table:table-cell>
          <table:table-cell table:style-name="Tabla3.A2" office:value-type="string">
            <text:p text:style-name="P53">20</text:p>
          </table:table-cell>
          <table:table-cell table:style-name="Tabla3.G2" office:value-type="string">
            <text:p text:style-name="P39"/>
          </table:table-cell>
        </table:table-row>
      </table:table>
      <text:p text:style-name="P9"/>
      <text:p text:style-name="P15">Nota: Para más detalles sobre los posesos, solicite una revisión de commit en GitHub</text:p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:</text:p>
          </table:table-cell>
          <table:table-cell table:style-name="Tabla1.B1" office:value-type="string">
            <text:p text:style-name="P37">20</text:p>
          </table:table-cell>
        </table:table-row>
        <table:table-row table:style-name="Tabla1.1">
          <table:table-cell table:style-name="Tabla1.A1" office:value-type="string">
            <text:p text:style-name="P6">Monto: </text:p>
          </table:table-cell>
          <table:table-cell table:style-name="Tabla1.B1" office:value-type="string">
            <text:p text:style-name="P37">$240</text:p>
          </table:table-cell>
        </table:table-row>
      </table:table>
      <text:p text:style-name="P25"/>
      <text:p text:style-name="P11"/>
      <text:p text:style-name="P9"/>
      <text:p text:style-name="P12"/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7.7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3.5049in" style:rel-column-width="8647*"/>
    </style:style>
    <style:style style:name="Tabla5.B" style:family="table-column">
      <style:table-column-properties style:column-width="4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5:38:23.823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1" meta:paragraph-count="64" meta:word-count="173" meta:character-count="1153" meta:non-whitespace-character-count="1027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